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37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liste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3" office:value-type="date" office:date-value="2017-09-14" calcext:value-type="date">
            <text:p>14/09/17</text:p>
          </table:table-cell>
          <table:table-cell table:style-name="ce3" office:value-type="date" office:date-value="2017-09-21" calcext:value-type="date">
            <text:p>21/09/17</text:p>
          </table:table-cell>
          <table:table-cell table:style-name="ce3" office:value-type="date" office:date-value="2017-09-28" calcext:value-type="date">
            <text:p>28/09/17</text:p>
          </table:table-cell>
          <table:table-cell table:style-name="ce1" table:number-columns-repeated="2"/>
          <table:table-cell table:style-name="ce4" table:number-columns-repeated="1018"/>
        </table:table-row>
        <table:table-row table:style-name="ro1">
          <table:table-cell office:value-type="string" calcext:value-type="string">
            <text:p>AMOUSSOU Elsa Shékin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OUCIF MALIK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NAMARA Tah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EUSE Chloé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RAHMI Kahin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AME Maria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L MOUSSAOUI Youne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NGUIX Precilli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RDEMIR Ere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ALLA Nevik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ODET Maë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MDANE Amin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ARDY Mario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IK Umu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ENTSA MELI Habib Edga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UCAM Delphin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HMADI Salah-Eddin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ICHE Issa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BBAH Mustaph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RADEI Clem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LHA <text:s/>El Mehdi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'GOAN August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IT DAOUD Mohamed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EHAD Iman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HARIJAONA Dyl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HMANI Abdeladim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JAGANAPATHY Sriniva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BABADY Kamal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VADOGO Hamed Kouka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SANE Mane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LVARAJAH Dinusan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RIVASTAVA Shakul-Raman 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liste.A2:liste.AMJ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7">00/00/0000</text:date>, <text:time style:data-style-name="N2" text:time-value="11:41:23.6909128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7T11:50:32.765044192</dc:date>
    <meta:editing-duration>PT13M28S</meta:editing-duration>
    <meta:editing-cycles>5</meta:editing-cycles>
    <meta:generator>LibreOffice/5.1.4.2$Linux_X86_64 LibreOffice_project/10m0$Build-2</meta:generator>
    <meta:print-date>2017-09-27T11:48:27.998149879</meta:print-date>
    <meta:document-statistic meta:table-count="1" meta:cell-count="36" meta:object-count="0"/>
  </office:meta>
</office:document-meta>
</file>